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200172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קופ"ח מאוחדת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פיק"א 31 פינת רח' מרדכי יואל 5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9"/>9480860 <text:s text:c="12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חדר חשמל ראשי במפלס קומת ביינים יציאה לרח' סגל מתג חשמל ראשי בלוח פיקוד כבאים בקומת הכניסה למבנה מצד ימין בארון. <text:s text:c="3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. בקומת הגג</text:span></text:p>
      <text:p text:style-name="P1"><text:span text:style-name="T1">מיקום ברזי כיבוי עיקריים "3</text:span><text:span text:style-name="T4"> בחזית דר' כניסה ראשית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יאנה בניאי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661667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רור שלמה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785230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עופר שליו</text:p>
          </table:table-cell>
          <table:table-cell table:style-name="Table2.A1" office:value-type="string">
            <text:p text:style-name="P14">איש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8213918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יכל סולר לגנרטור 500 ליטר ממקום על הגג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חדר טרנספורמציה בקומת חניון באגף מזרחי (שנאי יבש) חדר חשמל ראשי במפלס קומת ביניים</text:p>
          </table:table-cell>
        </table:table-row>
        <table:table-row table:style-name="Table5.1">
          <table:table-cell table:style-name="Table5.A1" office:value-type="string">
            <text:p text:style-name="P14">לכיוון רח' סגל. לוח פיקוד כבאים בארון בקומת הכניסה מצד ימין ליד רכזת אש , גנרטור,</text:p>
          </table:table-cell>
        </table:table-row>
        <table:table-row table:style-name="Table5.1">
          <table:table-cell table:style-name="Table5.A1" office:value-type="string">
            <text:p text:style-name="P14">מפוחים, כריזה, חשמל רכזת אש משנית. ברזי הסנקה למתזים והידרנטים בחזית דר' של המבנה </text:p>
          </table:table-cell>
        </table:table-row>
        <table:table-row table:style-name="Table5.1">
          <table:table-cell table:style-name="Table5.A1" office:value-type="string">
            <text:p text:style-name="P14">ליד כניסה ראשית . חדר משאבות למבנה במפלס חניון 3- מאגר מים 45 ק"ב.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46:00</meta:creation-date>
    <dc:creator>מיכאל נפתלייב</dc:creator>
    <dc:date>2013-08-15T08:46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5" meta:word-count="236" meta:character-count="1772"/>
    <meta:generator>OpenOffice/4.0.1$Win32 OpenOffice.org_project/401m5$Build-9714</meta:generator>
  </office:meta>
</office:document-meta>
</file>